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D</text:p>
          </table:table-cell>
          <table:table-cell office:value-type="string">
            <text:p>M</text:p>
          </table:table-cell>
          <table:table-cell office:value-type="string">
            <text:p>Y</text:p>
          </table:table-cell>
          <table:table-cell office:value-type="string">
            <text:p>M1</text:p>
          </table:table-cell>
          <table:table-cell table:style-name="Default" office:value-type="string">
            <text:p>Y1</text:p>
          </table:table-cell>
          <table:table-cell table:number-columns-repeated="3"/>
        </table:table-row>
        <table:table-row table:style-name="ro1">
          <table:table-cell office:value-type="date" office:date-value="2210-02-01">
            <text:p>01/02/10</text:p>
          </table:table-cell>
          <table:table-cell table:formula="of:=DAY([.A2])" office:value-type="float" office:value="1">
            <text:p>1</text:p>
          </table:table-cell>
          <table:table-cell table:formula="of:=MONTH([.A2])" office:value-type="float" office:value="2">
            <text:p>2</text:p>
          </table:table-cell>
          <table:table-cell table:formula="of:=YEAR([.A2])" office:value-type="float" office:value="2210">
            <text:p>2210</text:p>
          </table:table-cell>
          <table:table-cell table:formula="of:=IF([.C2]&lt;=2;[.C2]+12;[.C2])" office:value-type="float" office:value="14">
            <text:p>14</text:p>
          </table:table-cell>
          <table:table-cell table:formula="of:=IF([.C2]&lt;=2;[.D2]-1;[.D2])" office:value-type="float" office:value="2209">
            <text:p>2209</text:p>
          </table:table-cell>
          <table:table-cell table:formula="of:=TRUNC(365.25*([.F2]-2000))+TRUNC(30.6001*([.E2]+1))+[.B2]" office:value-type="float" office:value="76797">
            <text:p>76797</text:p>
          </table:table-cell>
          <table:table-cell table:formula="of:=INT([.A2])" office:value-type="float" office:value="113258">
            <text:p>113258</text:p>
          </table:table-cell>
          <table:table-cell table:formula="of:=[.H2]-[.G2]-36463" office:value-type="float" office:value="-2">
            <text:p>-2</text:p>
          </table:table-cell>
        </table:table-row>
        <table:table-row table:style-name="ro1">
          <table:table-cell table:formula="of:=[.A2]+1" office:value-type="date" office:date-value="2210-02-02">
            <text:p>02/02/10</text:p>
          </table:table-cell>
          <table:table-cell table:formula="of:=DAY([.A3])" office:value-type="float" office:value="2">
            <text:p>2</text:p>
          </table:table-cell>
          <table:table-cell table:formula="of:=MONTH([.A3])" office:value-type="float" office:value="2">
            <text:p>2</text:p>
          </table:table-cell>
          <table:table-cell table:formula="of:=YEAR([.A3])" office:value-type="float" office:value="2210">
            <text:p>2210</text:p>
          </table:table-cell>
          <table:table-cell table:formula="of:=IF([.C3]&lt;=2;[.C3]+12;[.C3])" office:value-type="float" office:value="14">
            <text:p>14</text:p>
          </table:table-cell>
          <table:table-cell table:formula="of:=IF([.C3]&lt;=2;[.D3]-1;[.D3])" office:value-type="float" office:value="2209">
            <text:p>2209</text:p>
          </table:table-cell>
          <table:table-cell table:formula="of:=TRUNC(365.25*([.F3]-2000))+TRUNC(30.6001*([.E3]+1))+[.B3]" office:value-type="float" office:value="76798">
            <text:p>76798</text:p>
          </table:table-cell>
          <table:table-cell table:formula="of:=INT([.A3])" office:value-type="float" office:value="113259">
            <text:p>113259</text:p>
          </table:table-cell>
          <table:table-cell table:formula="of:=[.H3]-[.G3]-36463" office:value-type="float" office:value="-2">
            <text:p>-2</text:p>
          </table:table-cell>
        </table:table-row>
        <table:table-row table:style-name="ro1">
          <table:table-cell table:formula="of:=[.A3]+1" office:value-type="date" office:date-value="2210-02-03">
            <text:p>03/02/10</text:p>
          </table:table-cell>
          <table:table-cell table:formula="of:=DAY([.A4])" office:value-type="float" office:value="3">
            <text:p>3</text:p>
          </table:table-cell>
          <table:table-cell table:formula="of:=MONTH([.A4])" office:value-type="float" office:value="2">
            <text:p>2</text:p>
          </table:table-cell>
          <table:table-cell table:formula="of:=YEAR([.A4])" office:value-type="float" office:value="2210">
            <text:p>2210</text:p>
          </table:table-cell>
          <table:table-cell table:formula="of:=IF([.C4]&lt;=2;[.C4]+12;[.C4])" office:value-type="float" office:value="14">
            <text:p>14</text:p>
          </table:table-cell>
          <table:table-cell table:formula="of:=IF([.C4]&lt;=2;[.D4]-1;[.D4])" office:value-type="float" office:value="2209">
            <text:p>2209</text:p>
          </table:table-cell>
          <table:table-cell table:formula="of:=TRUNC(365.25*([.F4]-2000))+TRUNC(30.6001*([.E4]+1))+[.B4]" office:value-type="float" office:value="76799">
            <text:p>76799</text:p>
          </table:table-cell>
          <table:table-cell table:formula="of:=INT([.A4])" office:value-type="float" office:value="113260">
            <text:p>113260</text:p>
          </table:table-cell>
          <table:table-cell table:formula="of:=[.H4]-[.G4]-36463" office:value-type="float" office:value="-2">
            <text:p>-2</text:p>
          </table:table-cell>
        </table:table-row>
        <table:table-row table:style-name="ro1">
          <table:table-cell table:formula="of:=[.A4]+1" office:value-type="date" office:date-value="2210-02-04">
            <text:p>04/02/10</text:p>
          </table:table-cell>
          <table:table-cell table:formula="of:=DAY([.A5])" office:value-type="float" office:value="4">
            <text:p>4</text:p>
          </table:table-cell>
          <table:table-cell table:formula="of:=MONTH([.A5])" office:value-type="float" office:value="2">
            <text:p>2</text:p>
          </table:table-cell>
          <table:table-cell table:formula="of:=YEAR([.A5])" office:value-type="float" office:value="2210">
            <text:p>2210</text:p>
          </table:table-cell>
          <table:table-cell table:formula="of:=IF([.C5]&lt;=2;[.C5]+12;[.C5])" office:value-type="float" office:value="14">
            <text:p>14</text:p>
          </table:table-cell>
          <table:table-cell table:formula="of:=IF([.C5]&lt;=2;[.D5]-1;[.D5])" office:value-type="float" office:value="2209">
            <text:p>2209</text:p>
          </table:table-cell>
          <table:table-cell table:formula="of:=TRUNC(365.25*([.F5]-2000))+TRUNC(30.6001*([.E5]+1))+[.B5]" office:value-type="float" office:value="76800">
            <text:p>76800</text:p>
          </table:table-cell>
          <table:table-cell table:formula="of:=INT([.A5])" office:value-type="float" office:value="113261">
            <text:p>113261</text:p>
          </table:table-cell>
          <table:table-cell table:formula="of:=[.H5]-[.G5]-36463" office:value-type="float" office:value="-2">
            <text:p>-2</text:p>
          </table:table-cell>
        </table:table-row>
        <table:table-row table:style-name="ro1">
          <table:table-cell table:formula="of:=[.A5]+1" office:value-type="date" office:date-value="2210-02-05">
            <text:p>05/02/10</text:p>
          </table:table-cell>
          <table:table-cell table:formula="of:=DAY([.A6])" office:value-type="float" office:value="5">
            <text:p>5</text:p>
          </table:table-cell>
          <table:table-cell table:formula="of:=MONTH([.A6])" office:value-type="float" office:value="2">
            <text:p>2</text:p>
          </table:table-cell>
          <table:table-cell table:formula="of:=YEAR([.A6])" office:value-type="float" office:value="2210">
            <text:p>2210</text:p>
          </table:table-cell>
          <table:table-cell table:formula="of:=IF([.C6]&lt;=2;[.C6]+12;[.C6])" office:value-type="float" office:value="14">
            <text:p>14</text:p>
          </table:table-cell>
          <table:table-cell table:formula="of:=IF([.C6]&lt;=2;[.D6]-1;[.D6])" office:value-type="float" office:value="2209">
            <text:p>2209</text:p>
          </table:table-cell>
          <table:table-cell table:formula="of:=TRUNC(365.25*([.F6]-2000))+TRUNC(30.6001*([.E6]+1))+[.B6]" office:value-type="float" office:value="76801">
            <text:p>76801</text:p>
          </table:table-cell>
          <table:table-cell table:formula="of:=INT([.A6])" office:value-type="float" office:value="113262">
            <text:p>113262</text:p>
          </table:table-cell>
          <table:table-cell table:formula="of:=[.H6]-[.G6]-36463" office:value-type="float" office:value="-2">
            <text:p>-2</text:p>
          </table:table-cell>
        </table:table-row>
        <table:table-row table:style-name="ro1">
          <table:table-cell table:formula="of:=[.A6]+1" office:value-type="date" office:date-value="2210-02-06">
            <text:p>06/02/10</text:p>
          </table:table-cell>
          <table:table-cell table:formula="of:=DAY([.A7])" office:value-type="float" office:value="6">
            <text:p>6</text:p>
          </table:table-cell>
          <table:table-cell table:formula="of:=MONTH([.A7])" office:value-type="float" office:value="2">
            <text:p>2</text:p>
          </table:table-cell>
          <table:table-cell table:formula="of:=YEAR([.A7])" office:value-type="float" office:value="2210">
            <text:p>2210</text:p>
          </table:table-cell>
          <table:table-cell table:formula="of:=IF([.C7]&lt;=2;[.C7]+12;[.C7])" office:value-type="float" office:value="14">
            <text:p>14</text:p>
          </table:table-cell>
          <table:table-cell table:formula="of:=IF([.C7]&lt;=2;[.D7]-1;[.D7])" office:value-type="float" office:value="2209">
            <text:p>2209</text:p>
          </table:table-cell>
          <table:table-cell table:formula="of:=TRUNC(365.25*([.F7]-2000))+TRUNC(30.6001*([.E7]+1))+[.B7]" office:value-type="float" office:value="76802">
            <text:p>76802</text:p>
          </table:table-cell>
          <table:table-cell table:formula="of:=INT([.A7])" office:value-type="float" office:value="113263">
            <text:p>113263</text:p>
          </table:table-cell>
          <table:table-cell table:formula="of:=[.H7]-[.G7]-36463" office:value-type="float" office:value="-2">
            <text:p>-2</text:p>
          </table:table-cell>
        </table:table-row>
        <table:table-row table:style-name="ro1">
          <table:table-cell table:formula="of:=[.A7]+1" office:value-type="date" office:date-value="2210-02-07">
            <text:p>07/02/10</text:p>
          </table:table-cell>
          <table:table-cell table:formula="of:=DAY([.A8])" office:value-type="float" office:value="7">
            <text:p>7</text:p>
          </table:table-cell>
          <table:table-cell table:formula="of:=MONTH([.A8])" office:value-type="float" office:value="2">
            <text:p>2</text:p>
          </table:table-cell>
          <table:table-cell table:formula="of:=YEAR([.A8])" office:value-type="float" office:value="2210">
            <text:p>2210</text:p>
          </table:table-cell>
          <table:table-cell table:formula="of:=IF([.C8]&lt;=2;[.C8]+12;[.C8])" office:value-type="float" office:value="14">
            <text:p>14</text:p>
          </table:table-cell>
          <table:table-cell table:formula="of:=IF([.C8]&lt;=2;[.D8]-1;[.D8])" office:value-type="float" office:value="2209">
            <text:p>2209</text:p>
          </table:table-cell>
          <table:table-cell table:formula="of:=TRUNC(365.25*([.F8]-2000))+TRUNC(30.6001*([.E8]+1))+[.B8]" office:value-type="float" office:value="76803">
            <text:p>76803</text:p>
          </table:table-cell>
          <table:table-cell table:formula="of:=INT([.A8])" office:value-type="float" office:value="113264">
            <text:p>113264</text:p>
          </table:table-cell>
          <table:table-cell table:formula="of:=[.H8]-[.G8]-36463" office:value-type="float" office:value="-2">
            <text:p>-2</text:p>
          </table:table-cell>
        </table:table-row>
        <table:table-row table:style-name="ro1">
          <table:table-cell table:formula="of:=[.A8]+1" office:value-type="date" office:date-value="2210-02-08">
            <text:p>08/02/10</text:p>
          </table:table-cell>
          <table:table-cell table:formula="of:=DAY([.A9])" office:value-type="float" office:value="8">
            <text:p>8</text:p>
          </table:table-cell>
          <table:table-cell table:formula="of:=MONTH([.A9])" office:value-type="float" office:value="2">
            <text:p>2</text:p>
          </table:table-cell>
          <table:table-cell table:formula="of:=YEAR([.A9])" office:value-type="float" office:value="2210">
            <text:p>2210</text:p>
          </table:table-cell>
          <table:table-cell table:formula="of:=IF([.C9]&lt;=2;[.C9]+12;[.C9])" office:value-type="float" office:value="14">
            <text:p>14</text:p>
          </table:table-cell>
          <table:table-cell table:formula="of:=IF([.C9]&lt;=2;[.D9]-1;[.D9])" office:value-type="float" office:value="2209">
            <text:p>2209</text:p>
          </table:table-cell>
          <table:table-cell table:formula="of:=TRUNC(365.25*([.F9]-2000))+TRUNC(30.6001*([.E9]+1))+[.B9]" office:value-type="float" office:value="76804">
            <text:p>76804</text:p>
          </table:table-cell>
          <table:table-cell table:formula="of:=INT([.A9])" office:value-type="float" office:value="113265">
            <text:p>113265</text:p>
          </table:table-cell>
          <table:table-cell table:formula="of:=[.H9]-[.G9]-36463" office:value-type="float" office:value="-2">
            <text:p>-2</text:p>
          </table:table-cell>
        </table:table-row>
        <table:table-row table:style-name="ro1">
          <table:table-cell table:formula="of:=[.A9]+1" office:value-type="date" office:date-value="2210-02-09">
            <text:p>09/02/10</text:p>
          </table:table-cell>
          <table:table-cell table:formula="of:=DAY([.A10])" office:value-type="float" office:value="9">
            <text:p>9</text:p>
          </table:table-cell>
          <table:table-cell table:formula="of:=MONTH([.A10])" office:value-type="float" office:value="2">
            <text:p>2</text:p>
          </table:table-cell>
          <table:table-cell table:formula="of:=YEAR([.A10])" office:value-type="float" office:value="2210">
            <text:p>2210</text:p>
          </table:table-cell>
          <table:table-cell table:formula="of:=IF([.C10]&lt;=2;[.C10]+12;[.C10])" office:value-type="float" office:value="14">
            <text:p>14</text:p>
          </table:table-cell>
          <table:table-cell table:formula="of:=IF([.C10]&lt;=2;[.D10]-1;[.D10])" office:value-type="float" office:value="2209">
            <text:p>2209</text:p>
          </table:table-cell>
          <table:table-cell table:formula="of:=TRUNC(365.25*([.F10]-2000))+TRUNC(30.6001*([.E10]+1))+[.B10]" office:value-type="float" office:value="76805">
            <text:p>76805</text:p>
          </table:table-cell>
          <table:table-cell table:formula="of:=INT([.A10])" office:value-type="float" office:value="113266">
            <text:p>113266</text:p>
          </table:table-cell>
          <table:table-cell table:formula="of:=[.H10]-[.G10]-36463" office:value-type="float" office:value="-2">
            <text:p>-2</text:p>
          </table:table-cell>
        </table:table-row>
        <table:table-row table:style-name="ro1">
          <table:table-cell table:formula="of:=[.A10]+1" office:value-type="date" office:date-value="2210-02-10">
            <text:p>10/02/10</text:p>
          </table:table-cell>
          <table:table-cell table:formula="of:=DAY([.A11])" office:value-type="float" office:value="10">
            <text:p>10</text:p>
          </table:table-cell>
          <table:table-cell table:formula="of:=MONTH([.A11])" office:value-type="float" office:value="2">
            <text:p>2</text:p>
          </table:table-cell>
          <table:table-cell table:formula="of:=YEAR([.A11])" office:value-type="float" office:value="2210">
            <text:p>2210</text:p>
          </table:table-cell>
          <table:table-cell table:formula="of:=IF([.C11]&lt;=2;[.C11]+12;[.C11])" office:value-type="float" office:value="14">
            <text:p>14</text:p>
          </table:table-cell>
          <table:table-cell table:formula="of:=IF([.C11]&lt;=2;[.D11]-1;[.D11])" office:value-type="float" office:value="2209">
            <text:p>2209</text:p>
          </table:table-cell>
          <table:table-cell table:formula="of:=TRUNC(365.25*([.F11]-2000))+TRUNC(30.6001*([.E11]+1))+[.B11]" office:value-type="float" office:value="76806">
            <text:p>76806</text:p>
          </table:table-cell>
          <table:table-cell table:formula="of:=INT([.A11])" office:value-type="float" office:value="113267">
            <text:p>113267</text:p>
          </table:table-cell>
          <table:table-cell table:formula="of:=[.H11]-[.G11]-36463" office:value-type="float" office:value="-2">
            <text:p>-2</text:p>
          </table:table-cell>
        </table:table-row>
        <table:table-row table:style-name="ro1">
          <table:table-cell table:formula="of:=[.A11]+1" office:value-type="date" office:date-value="2210-02-11">
            <text:p>11/02/10</text:p>
          </table:table-cell>
          <table:table-cell table:formula="of:=DAY([.A12])" office:value-type="float" office:value="11">
            <text:p>11</text:p>
          </table:table-cell>
          <table:table-cell table:formula="of:=MONTH([.A12])" office:value-type="float" office:value="2">
            <text:p>2</text:p>
          </table:table-cell>
          <table:table-cell table:formula="of:=YEAR([.A12])" office:value-type="float" office:value="2210">
            <text:p>2210</text:p>
          </table:table-cell>
          <table:table-cell table:formula="of:=IF([.C12]&lt;=2;[.C12]+12;[.C12])" office:value-type="float" office:value="14">
            <text:p>14</text:p>
          </table:table-cell>
          <table:table-cell table:formula="of:=IF([.C12]&lt;=2;[.D12]-1;[.D12])" office:value-type="float" office:value="2209">
            <text:p>2209</text:p>
          </table:table-cell>
          <table:table-cell table:formula="of:=TRUNC(365.25*([.F12]-2000))+TRUNC(30.6001*([.E12]+1))+[.B12]" office:value-type="float" office:value="76807">
            <text:p>76807</text:p>
          </table:table-cell>
          <table:table-cell table:formula="of:=INT([.A12])" office:value-type="float" office:value="113268">
            <text:p>113268</text:p>
          </table:table-cell>
          <table:table-cell table:formula="of:=[.H12]-[.G12]-36463" office:value-type="float" office:value="-2">
            <text:p>-2</text:p>
          </table:table-cell>
        </table:table-row>
        <table:table-row table:style-name="ro1">
          <table:table-cell table:formula="of:=[.A12]+1" office:value-type="date" office:date-value="2210-02-12">
            <text:p>12/02/10</text:p>
          </table:table-cell>
          <table:table-cell table:formula="of:=DAY([.A13])" office:value-type="float" office:value="12">
            <text:p>12</text:p>
          </table:table-cell>
          <table:table-cell table:formula="of:=MONTH([.A13])" office:value-type="float" office:value="2">
            <text:p>2</text:p>
          </table:table-cell>
          <table:table-cell table:formula="of:=YEAR([.A13])" office:value-type="float" office:value="2210">
            <text:p>2210</text:p>
          </table:table-cell>
          <table:table-cell table:formula="of:=IF([.C13]&lt;=2;[.C13]+12;[.C13])" office:value-type="float" office:value="14">
            <text:p>14</text:p>
          </table:table-cell>
          <table:table-cell table:formula="of:=IF([.C13]&lt;=2;[.D13]-1;[.D13])" office:value-type="float" office:value="2209">
            <text:p>2209</text:p>
          </table:table-cell>
          <table:table-cell table:formula="of:=TRUNC(365.25*([.F13]-2000))+TRUNC(30.6001*([.E13]+1))+[.B13]" office:value-type="float" office:value="76808">
            <text:p>76808</text:p>
          </table:table-cell>
          <table:table-cell table:formula="of:=INT([.A13])" office:value-type="float" office:value="113269">
            <text:p>113269</text:p>
          </table:table-cell>
          <table:table-cell table:formula="of:=[.H13]-[.G13]-36463" office:value-type="float" office:value="-2">
            <text:p>-2</text:p>
          </table:table-cell>
        </table:table-row>
        <table:table-row table:style-name="ro1">
          <table:table-cell table:formula="of:=[.A13]+1" office:value-type="date" office:date-value="2210-02-13">
            <text:p>13/02/10</text:p>
          </table:table-cell>
          <table:table-cell table:formula="of:=DAY([.A14])" office:value-type="float" office:value="13">
            <text:p>13</text:p>
          </table:table-cell>
          <table:table-cell table:formula="of:=MONTH([.A14])" office:value-type="float" office:value="2">
            <text:p>2</text:p>
          </table:table-cell>
          <table:table-cell table:formula="of:=YEAR([.A14])" office:value-type="float" office:value="2210">
            <text:p>2210</text:p>
          </table:table-cell>
          <table:table-cell table:formula="of:=IF([.C14]&lt;=2;[.C14]+12;[.C14])" office:value-type="float" office:value="14">
            <text:p>14</text:p>
          </table:table-cell>
          <table:table-cell table:formula="of:=IF([.C14]&lt;=2;[.D14]-1;[.D14])" office:value-type="float" office:value="2209">
            <text:p>2209</text:p>
          </table:table-cell>
          <table:table-cell table:formula="of:=TRUNC(365.25*([.F14]-2000))+TRUNC(30.6001*([.E14]+1))+[.B14]" office:value-type="float" office:value="76809">
            <text:p>76809</text:p>
          </table:table-cell>
          <table:table-cell table:formula="of:=INT([.A14])" office:value-type="float" office:value="113270">
            <text:p>113270</text:p>
          </table:table-cell>
          <table:table-cell table:formula="of:=[.H14]-[.G14]-36463" office:value-type="float" office:value="-2">
            <text:p>-2</text:p>
          </table:table-cell>
        </table:table-row>
        <table:table-row table:style-name="ro1">
          <table:table-cell table:formula="of:=[.A14]+1" office:value-type="date" office:date-value="2210-02-14">
            <text:p>14/02/10</text:p>
          </table:table-cell>
          <table:table-cell table:formula="of:=DAY([.A15])" office:value-type="float" office:value="14">
            <text:p>14</text:p>
          </table:table-cell>
          <table:table-cell table:formula="of:=MONTH([.A15])" office:value-type="float" office:value="2">
            <text:p>2</text:p>
          </table:table-cell>
          <table:table-cell table:formula="of:=YEAR([.A15])" office:value-type="float" office:value="2210">
            <text:p>2210</text:p>
          </table:table-cell>
          <table:table-cell table:formula="of:=IF([.C15]&lt;=2;[.C15]+12;[.C15])" office:value-type="float" office:value="14">
            <text:p>14</text:p>
          </table:table-cell>
          <table:table-cell table:formula="of:=IF([.C15]&lt;=2;[.D15]-1;[.D15])" office:value-type="float" office:value="2209">
            <text:p>2209</text:p>
          </table:table-cell>
          <table:table-cell table:formula="of:=TRUNC(365.25*([.F15]-2000))+TRUNC(30.6001*([.E15]+1))+[.B15]" office:value-type="float" office:value="76810">
            <text:p>76810</text:p>
          </table:table-cell>
          <table:table-cell table:formula="of:=INT([.A15])" office:value-type="float" office:value="113271">
            <text:p>113271</text:p>
          </table:table-cell>
          <table:table-cell table:formula="of:=[.H15]-[.G15]-36463" office:value-type="float" office:value="-2">
            <text:p>-2</text:p>
          </table:table-cell>
        </table:table-row>
        <table:table-row table:style-name="ro1">
          <table:table-cell table:formula="of:=[.A15]+1" office:value-type="date" office:date-value="2210-02-15">
            <text:p>15/02/10</text:p>
          </table:table-cell>
          <table:table-cell table:formula="of:=DAY([.A16])" office:value-type="float" office:value="15">
            <text:p>15</text:p>
          </table:table-cell>
          <table:table-cell table:formula="of:=MONTH([.A16])" office:value-type="float" office:value="2">
            <text:p>2</text:p>
          </table:table-cell>
          <table:table-cell table:formula="of:=YEAR([.A16])" office:value-type="float" office:value="2210">
            <text:p>2210</text:p>
          </table:table-cell>
          <table:table-cell table:formula="of:=IF([.C16]&lt;=2;[.C16]+12;[.C16])" office:value-type="float" office:value="14">
            <text:p>14</text:p>
          </table:table-cell>
          <table:table-cell table:formula="of:=IF([.C16]&lt;=2;[.D16]-1;[.D16])" office:value-type="float" office:value="2209">
            <text:p>2209</text:p>
          </table:table-cell>
          <table:table-cell table:formula="of:=TRUNC(365.25*([.F16]-2000))+TRUNC(30.6001*([.E16]+1))+[.B16]" office:value-type="float" office:value="76811">
            <text:p>76811</text:p>
          </table:table-cell>
          <table:table-cell table:formula="of:=INT([.A16])" office:value-type="float" office:value="113272">
            <text:p>113272</text:p>
          </table:table-cell>
          <table:table-cell table:formula="of:=[.H16]-[.G16]-36463" office:value-type="float" office:value="-2">
            <text:p>-2</text:p>
          </table:table-cell>
        </table:table-row>
        <table:table-row table:style-name="ro1">
          <table:table-cell table:formula="of:=[.A16]+1" office:value-type="date" office:date-value="2210-02-16">
            <text:p>16/02/10</text:p>
          </table:table-cell>
          <table:table-cell table:formula="of:=DAY([.A17])" office:value-type="float" office:value="16">
            <text:p>16</text:p>
          </table:table-cell>
          <table:table-cell table:formula="of:=MONTH([.A17])" office:value-type="float" office:value="2">
            <text:p>2</text:p>
          </table:table-cell>
          <table:table-cell table:formula="of:=YEAR([.A17])" office:value-type="float" office:value="2210">
            <text:p>2210</text:p>
          </table:table-cell>
          <table:table-cell table:formula="of:=IF([.C17]&lt;=2;[.C17]+12;[.C17])" office:value-type="float" office:value="14">
            <text:p>14</text:p>
          </table:table-cell>
          <table:table-cell table:formula="of:=IF([.C17]&lt;=2;[.D17]-1;[.D17])" office:value-type="float" office:value="2209">
            <text:p>2209</text:p>
          </table:table-cell>
          <table:table-cell table:formula="of:=TRUNC(365.25*([.F17]-2000))+TRUNC(30.6001*([.E17]+1))+[.B17]" office:value-type="float" office:value="76812">
            <text:p>76812</text:p>
          </table:table-cell>
          <table:table-cell table:formula="of:=INT([.A17])" office:value-type="float" office:value="113273">
            <text:p>113273</text:p>
          </table:table-cell>
          <table:table-cell table:formula="of:=[.H17]-[.G17]-36463" office:value-type="float" office:value="-2">
            <text:p>-2</text:p>
          </table:table-cell>
        </table:table-row>
        <table:table-row table:style-name="ro1">
          <table:table-cell table:formula="of:=[.A17]+1" office:value-type="date" office:date-value="2210-02-17">
            <text:p>17/02/10</text:p>
          </table:table-cell>
          <table:table-cell table:formula="of:=DAY([.A18])" office:value-type="float" office:value="17">
            <text:p>17</text:p>
          </table:table-cell>
          <table:table-cell table:formula="of:=MONTH([.A18])" office:value-type="float" office:value="2">
            <text:p>2</text:p>
          </table:table-cell>
          <table:table-cell table:formula="of:=YEAR([.A18])" office:value-type="float" office:value="2210">
            <text:p>2210</text:p>
          </table:table-cell>
          <table:table-cell table:formula="of:=IF([.C18]&lt;=2;[.C18]+12;[.C18])" office:value-type="float" office:value="14">
            <text:p>14</text:p>
          </table:table-cell>
          <table:table-cell table:formula="of:=IF([.C18]&lt;=2;[.D18]-1;[.D18])" office:value-type="float" office:value="2209">
            <text:p>2209</text:p>
          </table:table-cell>
          <table:table-cell table:formula="of:=TRUNC(365.25*([.F18]-2000))+TRUNC(30.6001*([.E18]+1))+[.B18]" office:value-type="float" office:value="76813">
            <text:p>76813</text:p>
          </table:table-cell>
          <table:table-cell table:formula="of:=INT([.A18])" office:value-type="float" office:value="113274">
            <text:p>113274</text:p>
          </table:table-cell>
          <table:table-cell table:formula="of:=[.H18]-[.G18]-36463" office:value-type="float" office:value="-2">
            <text:p>-2</text:p>
          </table:table-cell>
        </table:table-row>
        <table:table-row table:style-name="ro1">
          <table:table-cell table:formula="of:=[.A18]+1" office:value-type="date" office:date-value="2210-02-18">
            <text:p>18/02/10</text:p>
          </table:table-cell>
          <table:table-cell table:formula="of:=DAY([.A19])" office:value-type="float" office:value="18">
            <text:p>18</text:p>
          </table:table-cell>
          <table:table-cell table:formula="of:=MONTH([.A19])" office:value-type="float" office:value="2">
            <text:p>2</text:p>
          </table:table-cell>
          <table:table-cell table:formula="of:=YEAR([.A19])" office:value-type="float" office:value="2210">
            <text:p>2210</text:p>
          </table:table-cell>
          <table:table-cell table:formula="of:=IF([.C19]&lt;=2;[.C19]+12;[.C19])" office:value-type="float" office:value="14">
            <text:p>14</text:p>
          </table:table-cell>
          <table:table-cell table:formula="of:=IF([.C19]&lt;=2;[.D19]-1;[.D19])" office:value-type="float" office:value="2209">
            <text:p>2209</text:p>
          </table:table-cell>
          <table:table-cell table:formula="of:=TRUNC(365.25*([.F19]-2000))+TRUNC(30.6001*([.E19]+1))+[.B19]" office:value-type="float" office:value="76814">
            <text:p>76814</text:p>
          </table:table-cell>
          <table:table-cell table:formula="of:=INT([.A19])" office:value-type="float" office:value="113275">
            <text:p>113275</text:p>
          </table:table-cell>
          <table:table-cell table:formula="of:=[.H19]-[.G19]-36463" office:value-type="float" office:value="-2">
            <text:p>-2</text:p>
          </table:table-cell>
        </table:table-row>
        <table:table-row table:style-name="ro1">
          <table:table-cell table:formula="of:=[.A19]+1" office:value-type="date" office:date-value="2210-02-19">
            <text:p>19/02/10</text:p>
          </table:table-cell>
          <table:table-cell table:formula="of:=DAY([.A20])" office:value-type="float" office:value="19">
            <text:p>19</text:p>
          </table:table-cell>
          <table:table-cell table:formula="of:=MONTH([.A20])" office:value-type="float" office:value="2">
            <text:p>2</text:p>
          </table:table-cell>
          <table:table-cell table:formula="of:=YEAR([.A20])" office:value-type="float" office:value="2210">
            <text:p>2210</text:p>
          </table:table-cell>
          <table:table-cell table:formula="of:=IF([.C20]&lt;=2;[.C20]+12;[.C20])" office:value-type="float" office:value="14">
            <text:p>14</text:p>
          </table:table-cell>
          <table:table-cell table:formula="of:=IF([.C20]&lt;=2;[.D20]-1;[.D20])" office:value-type="float" office:value="2209">
            <text:p>2209</text:p>
          </table:table-cell>
          <table:table-cell table:formula="of:=TRUNC(365.25*([.F20]-2000))+TRUNC(30.6001*([.E20]+1))+[.B20]" office:value-type="float" office:value="76815">
            <text:p>76815</text:p>
          </table:table-cell>
          <table:table-cell table:formula="of:=INT([.A20])" office:value-type="float" office:value="113276">
            <text:p>113276</text:p>
          </table:table-cell>
          <table:table-cell table:formula="of:=[.H20]-[.G20]-36463" office:value-type="float" office:value="-2">
            <text:p>-2</text:p>
          </table:table-cell>
        </table:table-row>
        <table:table-row table:style-name="ro1">
          <table:table-cell table:formula="of:=[.A20]+1" office:value-type="date" office:date-value="2210-02-20">
            <text:p>20/02/10</text:p>
          </table:table-cell>
          <table:table-cell table:formula="of:=DAY([.A21])" office:value-type="float" office:value="20">
            <text:p>20</text:p>
          </table:table-cell>
          <table:table-cell table:formula="of:=MONTH([.A21])" office:value-type="float" office:value="2">
            <text:p>2</text:p>
          </table:table-cell>
          <table:table-cell table:formula="of:=YEAR([.A21])" office:value-type="float" office:value="2210">
            <text:p>2210</text:p>
          </table:table-cell>
          <table:table-cell table:formula="of:=IF([.C21]&lt;=2;[.C21]+12;[.C21])" office:value-type="float" office:value="14">
            <text:p>14</text:p>
          </table:table-cell>
          <table:table-cell table:formula="of:=IF([.C21]&lt;=2;[.D21]-1;[.D21])" office:value-type="float" office:value="2209">
            <text:p>2209</text:p>
          </table:table-cell>
          <table:table-cell table:formula="of:=TRUNC(365.25*([.F21]-2000))+TRUNC(30.6001*([.E21]+1))+[.B21]" office:value-type="float" office:value="76816">
            <text:p>76816</text:p>
          </table:table-cell>
          <table:table-cell table:formula="of:=INT([.A21])" office:value-type="float" office:value="113277">
            <text:p>113277</text:p>
          </table:table-cell>
          <table:table-cell table:formula="of:=[.H21]-[.G21]-36463" office:value-type="float" office:value="-2">
            <text:p>-2</text:p>
          </table:table-cell>
        </table:table-row>
        <table:table-row table:style-name="ro1">
          <table:table-cell table:formula="of:=[.A21]+1" office:value-type="date" office:date-value="2210-02-21">
            <text:p>21/02/10</text:p>
          </table:table-cell>
          <table:table-cell table:formula="of:=DAY([.A22])" office:value-type="float" office:value="21">
            <text:p>21</text:p>
          </table:table-cell>
          <table:table-cell table:formula="of:=MONTH([.A22])" office:value-type="float" office:value="2">
            <text:p>2</text:p>
          </table:table-cell>
          <table:table-cell table:formula="of:=YEAR([.A22])" office:value-type="float" office:value="2210">
            <text:p>2210</text:p>
          </table:table-cell>
          <table:table-cell table:formula="of:=IF([.C22]&lt;=2;[.C22]+12;[.C22])" office:value-type="float" office:value="14">
            <text:p>14</text:p>
          </table:table-cell>
          <table:table-cell table:formula="of:=IF([.C22]&lt;=2;[.D22]-1;[.D22])" office:value-type="float" office:value="2209">
            <text:p>2209</text:p>
          </table:table-cell>
          <table:table-cell table:formula="of:=TRUNC(365.25*([.F22]-2000))+TRUNC(30.6001*([.E22]+1))+[.B22]" office:value-type="float" office:value="76817">
            <text:p>76817</text:p>
          </table:table-cell>
          <table:table-cell table:formula="of:=INT([.A22])" office:value-type="float" office:value="113278">
            <text:p>113278</text:p>
          </table:table-cell>
          <table:table-cell table:formula="of:=[.H22]-[.G22]-36463" office:value-type="float" office:value="-2">
            <text:p>-2</text:p>
          </table:table-cell>
        </table:table-row>
        <table:table-row table:style-name="ro1">
          <table:table-cell table:formula="of:=[.A22]+1" office:value-type="date" office:date-value="2210-02-22">
            <text:p>22/02/10</text:p>
          </table:table-cell>
          <table:table-cell table:formula="of:=DAY([.A23])" office:value-type="float" office:value="22">
            <text:p>22</text:p>
          </table:table-cell>
          <table:table-cell table:formula="of:=MONTH([.A23])" office:value-type="float" office:value="2">
            <text:p>2</text:p>
          </table:table-cell>
          <table:table-cell table:formula="of:=YEAR([.A23])" office:value-type="float" office:value="2210">
            <text:p>2210</text:p>
          </table:table-cell>
          <table:table-cell table:formula="of:=IF([.C23]&lt;=2;[.C23]+12;[.C23])" office:value-type="float" office:value="14">
            <text:p>14</text:p>
          </table:table-cell>
          <table:table-cell table:formula="of:=IF([.C23]&lt;=2;[.D23]-1;[.D23])" office:value-type="float" office:value="2209">
            <text:p>2209</text:p>
          </table:table-cell>
          <table:table-cell table:formula="of:=TRUNC(365.25*([.F23]-2000))+TRUNC(30.6001*([.E23]+1))+[.B23]" office:value-type="float" office:value="76818">
            <text:p>76818</text:p>
          </table:table-cell>
          <table:table-cell table:formula="of:=INT([.A23])" office:value-type="float" office:value="113279">
            <text:p>113279</text:p>
          </table:table-cell>
          <table:table-cell table:formula="of:=[.H23]-[.G23]-36463" office:value-type="float" office:value="-2">
            <text:p>-2</text:p>
          </table:table-cell>
        </table:table-row>
        <table:table-row table:style-name="ro1">
          <table:table-cell table:formula="of:=[.A23]+1" office:value-type="date" office:date-value="2210-02-23">
            <text:p>23/02/10</text:p>
          </table:table-cell>
          <table:table-cell table:formula="of:=DAY([.A24])" office:value-type="float" office:value="23">
            <text:p>23</text:p>
          </table:table-cell>
          <table:table-cell table:formula="of:=MONTH([.A24])" office:value-type="float" office:value="2">
            <text:p>2</text:p>
          </table:table-cell>
          <table:table-cell table:formula="of:=YEAR([.A24])" office:value-type="float" office:value="2210">
            <text:p>2210</text:p>
          </table:table-cell>
          <table:table-cell table:formula="of:=IF([.C24]&lt;=2;[.C24]+12;[.C24])" office:value-type="float" office:value="14">
            <text:p>14</text:p>
          </table:table-cell>
          <table:table-cell table:formula="of:=IF([.C24]&lt;=2;[.D24]-1;[.D24])" office:value-type="float" office:value="2209">
            <text:p>2209</text:p>
          </table:table-cell>
          <table:table-cell table:formula="of:=TRUNC(365.25*([.F24]-2000))+TRUNC(30.6001*([.E24]+1))+[.B24]" office:value-type="float" office:value="76819">
            <text:p>76819</text:p>
          </table:table-cell>
          <table:table-cell table:formula="of:=INT([.A24])" office:value-type="float" office:value="113280">
            <text:p>113280</text:p>
          </table:table-cell>
          <table:table-cell table:formula="of:=[.H24]-[.G24]-36463" office:value-type="float" office:value="-2">
            <text:p>-2</text:p>
          </table:table-cell>
        </table:table-row>
        <table:table-row table:style-name="ro1">
          <table:table-cell table:formula="of:=[.A24]+1" office:value-type="date" office:date-value="2210-02-24">
            <text:p>24/02/10</text:p>
          </table:table-cell>
          <table:table-cell table:formula="of:=DAY([.A25])" office:value-type="float" office:value="24">
            <text:p>24</text:p>
          </table:table-cell>
          <table:table-cell table:formula="of:=MONTH([.A25])" office:value-type="float" office:value="2">
            <text:p>2</text:p>
          </table:table-cell>
          <table:table-cell table:formula="of:=YEAR([.A25])" office:value-type="float" office:value="2210">
            <text:p>2210</text:p>
          </table:table-cell>
          <table:table-cell table:formula="of:=IF([.C25]&lt;=2;[.C25]+12;[.C25])" office:value-type="float" office:value="14">
            <text:p>14</text:p>
          </table:table-cell>
          <table:table-cell table:formula="of:=IF([.C25]&lt;=2;[.D25]-1;[.D25])" office:value-type="float" office:value="2209">
            <text:p>2209</text:p>
          </table:table-cell>
          <table:table-cell table:formula="of:=TRUNC(365.25*([.F25]-2000))+TRUNC(30.6001*([.E25]+1))+[.B25]" office:value-type="float" office:value="76820">
            <text:p>76820</text:p>
          </table:table-cell>
          <table:table-cell table:formula="of:=INT([.A25])" office:value-type="float" office:value="113281">
            <text:p>113281</text:p>
          </table:table-cell>
          <table:table-cell table:formula="of:=[.H25]-[.G25]-36463" office:value-type="float" office:value="-2">
            <text:p>-2</text:p>
          </table:table-cell>
        </table:table-row>
        <table:table-row table:style-name="ro1">
          <table:table-cell table:formula="of:=[.A25]+1" office:value-type="date" office:date-value="2210-02-25">
            <text:p>25/02/10</text:p>
          </table:table-cell>
          <table:table-cell table:formula="of:=DAY([.A26])" office:value-type="float" office:value="25">
            <text:p>25</text:p>
          </table:table-cell>
          <table:table-cell table:formula="of:=MONTH([.A26])" office:value-type="float" office:value="2">
            <text:p>2</text:p>
          </table:table-cell>
          <table:table-cell table:formula="of:=YEAR([.A26])" office:value-type="float" office:value="2210">
            <text:p>2210</text:p>
          </table:table-cell>
          <table:table-cell table:formula="of:=IF([.C26]&lt;=2;[.C26]+12;[.C26])" office:value-type="float" office:value="14">
            <text:p>14</text:p>
          </table:table-cell>
          <table:table-cell table:formula="of:=IF([.C26]&lt;=2;[.D26]-1;[.D26])" office:value-type="float" office:value="2209">
            <text:p>2209</text:p>
          </table:table-cell>
          <table:table-cell table:formula="of:=TRUNC(365.25*([.F26]-2000))+TRUNC(30.6001*([.E26]+1))+[.B26]" office:value-type="float" office:value="76821">
            <text:p>76821</text:p>
          </table:table-cell>
          <table:table-cell table:formula="of:=INT([.A26])" office:value-type="float" office:value="113282">
            <text:p>113282</text:p>
          </table:table-cell>
          <table:table-cell table:formula="of:=[.H26]-[.G26]-36463" office:value-type="float" office:value="-2">
            <text:p>-2</text:p>
          </table:table-cell>
        </table:table-row>
        <table:table-row table:style-name="ro1">
          <table:table-cell table:formula="of:=[.A26]+1" office:value-type="date" office:date-value="2210-02-26">
            <text:p>26/02/10</text:p>
          </table:table-cell>
          <table:table-cell table:formula="of:=DAY([.A27])" office:value-type="float" office:value="26">
            <text:p>26</text:p>
          </table:table-cell>
          <table:table-cell table:formula="of:=MONTH([.A27])" office:value-type="float" office:value="2">
            <text:p>2</text:p>
          </table:table-cell>
          <table:table-cell table:formula="of:=YEAR([.A27])" office:value-type="float" office:value="2210">
            <text:p>2210</text:p>
          </table:table-cell>
          <table:table-cell table:formula="of:=IF([.C27]&lt;=2;[.C27]+12;[.C27])" office:value-type="float" office:value="14">
            <text:p>14</text:p>
          </table:table-cell>
          <table:table-cell table:formula="of:=IF([.C27]&lt;=2;[.D27]-1;[.D27])" office:value-type="float" office:value="2209">
            <text:p>2209</text:p>
          </table:table-cell>
          <table:table-cell table:formula="of:=TRUNC(365.25*([.F27]-2000))+TRUNC(30.6001*([.E27]+1))+[.B27]" office:value-type="float" office:value="76822">
            <text:p>76822</text:p>
          </table:table-cell>
          <table:table-cell table:formula="of:=INT([.A27])" office:value-type="float" office:value="113283">
            <text:p>113283</text:p>
          </table:table-cell>
          <table:table-cell table:formula="of:=[.H27]-[.G27]-36463" office:value-type="float" office:value="-2">
            <text:p>-2</text:p>
          </table:table-cell>
        </table:table-row>
        <table:table-row table:style-name="ro1">
          <table:table-cell table:formula="of:=[.A27]+1" office:value-type="date" office:date-value="2210-02-27">
            <text:p>27/02/10</text:p>
          </table:table-cell>
          <table:table-cell table:formula="of:=DAY([.A28])" office:value-type="float" office:value="27">
            <text:p>27</text:p>
          </table:table-cell>
          <table:table-cell table:formula="of:=MONTH([.A28])" office:value-type="float" office:value="2">
            <text:p>2</text:p>
          </table:table-cell>
          <table:table-cell table:formula="of:=YEAR([.A28])" office:value-type="float" office:value="2210">
            <text:p>2210</text:p>
          </table:table-cell>
          <table:table-cell table:formula="of:=IF([.C28]&lt;=2;[.C28]+12;[.C28])" office:value-type="float" office:value="14">
            <text:p>14</text:p>
          </table:table-cell>
          <table:table-cell table:formula="of:=IF([.C28]&lt;=2;[.D28]-1;[.D28])" office:value-type="float" office:value="2209">
            <text:p>2209</text:p>
          </table:table-cell>
          <table:table-cell table:formula="of:=TRUNC(365.25*([.F28]-2000))+TRUNC(30.6001*([.E28]+1))+[.B28]" office:value-type="float" office:value="76823">
            <text:p>76823</text:p>
          </table:table-cell>
          <table:table-cell table:formula="of:=INT([.A28])" office:value-type="float" office:value="113284">
            <text:p>113284</text:p>
          </table:table-cell>
          <table:table-cell table:formula="of:=[.H28]-[.G28]-36463" office:value-type="float" office:value="-2">
            <text:p>-2</text:p>
          </table:table-cell>
        </table:table-row>
        <table:table-row table:style-name="ro1">
          <table:table-cell table:formula="of:=[.A28]+1" office:value-type="date" office:date-value="2210-02-28">
            <text:p>28/02/10</text:p>
          </table:table-cell>
          <table:table-cell table:formula="of:=DAY([.A29])" office:value-type="float" office:value="28">
            <text:p>28</text:p>
          </table:table-cell>
          <table:table-cell table:formula="of:=MONTH([.A29])" office:value-type="float" office:value="2">
            <text:p>2</text:p>
          </table:table-cell>
          <table:table-cell table:formula="of:=YEAR([.A29])" office:value-type="float" office:value="2210">
            <text:p>2210</text:p>
          </table:table-cell>
          <table:table-cell table:formula="of:=IF([.C29]&lt;=2;[.C29]+12;[.C29])" office:value-type="float" office:value="14">
            <text:p>14</text:p>
          </table:table-cell>
          <table:table-cell table:formula="of:=IF([.C29]&lt;=2;[.D29]-1;[.D29])" office:value-type="float" office:value="2209">
            <text:p>2209</text:p>
          </table:table-cell>
          <table:table-cell table:formula="of:=TRUNC(365.25*([.F29]-2000))+TRUNC(30.6001*([.E29]+1))+[.B29]" office:value-type="float" office:value="76824">
            <text:p>76824</text:p>
          </table:table-cell>
          <table:table-cell table:formula="of:=INT([.A29])" office:value-type="float" office:value="113285">
            <text:p>113285</text:p>
          </table:table-cell>
          <table:table-cell table:formula="of:=[.H29]-[.G29]-36463" office:value-type="float" office:value="-2">
            <text:p>-2</text:p>
          </table:table-cell>
        </table:table-row>
        <table:table-row table:style-name="ro1">
          <table:table-cell table:formula="of:=[.A29]+1" office:value-type="date" office:date-value="2210-03-01">
            <text:p>01/03/10</text:p>
          </table:table-cell>
          <table:table-cell table:formula="of:=DAY([.A30])" office:value-type="float" office:value="1">
            <text:p>1</text:p>
          </table:table-cell>
          <table:table-cell table:formula="of:=MONTH([.A30])" office:value-type="float" office:value="3">
            <text:p>3</text:p>
          </table:table-cell>
          <table:table-cell table:formula="of:=YEAR([.A30])" office:value-type="float" office:value="2210">
            <text:p>2210</text:p>
          </table:table-cell>
          <table:table-cell table:formula="of:=IF([.C30]&lt;=2;[.C30]+12;[.C30])" office:value-type="float" office:value="3">
            <text:p>3</text:p>
          </table:table-cell>
          <table:table-cell table:formula="of:=IF([.C30]&lt;=2;[.D30]-1;[.D30])" office:value-type="float" office:value="2210">
            <text:p>2210</text:p>
          </table:table-cell>
          <table:table-cell table:formula="of:=TRUNC(365.25*([.F30]-2000))+TRUNC(30.6001*([.E30]+1))+[.B30]" office:value-type="float" office:value="76825">
            <text:p>76825</text:p>
          </table:table-cell>
          <table:table-cell table:formula="of:=INT([.A30])" office:value-type="float" office:value="113286">
            <text:p>113286</text:p>
          </table:table-cell>
          <table:table-cell table:formula="of:=[.H30]-[.G30]-36463" office:value-type="float" office:value="-2">
            <text:p>-2</text:p>
          </table:table-cell>
        </table:table-row>
        <table:table-row table:style-name="ro1">
          <table:table-cell table:formula="of:=[.A30]+1" office:value-type="date" office:date-value="2210-03-02">
            <text:p>02/03/10</text:p>
          </table:table-cell>
          <table:table-cell table:formula="of:=DAY([.A31])" office:value-type="float" office:value="2">
            <text:p>2</text:p>
          </table:table-cell>
          <table:table-cell table:formula="of:=MONTH([.A31])" office:value-type="float" office:value="3">
            <text:p>3</text:p>
          </table:table-cell>
          <table:table-cell table:formula="of:=YEAR([.A31])" office:value-type="float" office:value="2210">
            <text:p>2210</text:p>
          </table:table-cell>
          <table:table-cell table:formula="of:=IF([.C31]&lt;=2;[.C31]+12;[.C31])" office:value-type="float" office:value="3">
            <text:p>3</text:p>
          </table:table-cell>
          <table:table-cell table:formula="of:=IF([.C31]&lt;=2;[.D31]-1;[.D31])" office:value-type="float" office:value="2210">
            <text:p>2210</text:p>
          </table:table-cell>
          <table:table-cell table:formula="of:=TRUNC(365.25*([.F31]-2000))+TRUNC(30.6001*([.E31]+1))+[.B31]" office:value-type="float" office:value="76826">
            <text:p>76826</text:p>
          </table:table-cell>
          <table:table-cell table:formula="of:=INT([.A31])" office:value-type="float" office:value="113287">
            <text:p>113287</text:p>
          </table:table-cell>
          <table:table-cell table:formula="of:=[.H31]-[.G31]-36463" office:value-type="float" office:value="-2">
            <text:p>-2</text:p>
          </table:table-cell>
        </table:table-row>
        <table:table-row table:style-name="ro1">
          <table:table-cell table:formula="of:=[.A31]+1" office:value-type="date" office:date-value="2210-03-03">
            <text:p>03/03/10</text:p>
          </table:table-cell>
          <table:table-cell table:formula="of:=DAY([.A32])" office:value-type="float" office:value="3">
            <text:p>3</text:p>
          </table:table-cell>
          <table:table-cell table:formula="of:=MONTH([.A32])" office:value-type="float" office:value="3">
            <text:p>3</text:p>
          </table:table-cell>
          <table:table-cell table:formula="of:=YEAR([.A32])" office:value-type="float" office:value="2210">
            <text:p>2210</text:p>
          </table:table-cell>
          <table:table-cell table:formula="of:=IF([.C32]&lt;=2;[.C32]+12;[.C32])" office:value-type="float" office:value="3">
            <text:p>3</text:p>
          </table:table-cell>
          <table:table-cell table:formula="of:=IF([.C32]&lt;=2;[.D32]-1;[.D32])" office:value-type="float" office:value="2210">
            <text:p>2210</text:p>
          </table:table-cell>
          <table:table-cell table:formula="of:=TRUNC(365.25*([.F32]-2000))+TRUNC(30.6001*([.E32]+1))+[.B32]" office:value-type="float" office:value="76827">
            <text:p>76827</text:p>
          </table:table-cell>
          <table:table-cell table:formula="of:=INT([.A32])" office:value-type="float" office:value="113288">
            <text:p>113288</text:p>
          </table:table-cell>
          <table:table-cell table:formula="of:=[.H32]-[.G32]-36463" office:value-type="float" office:value="-2">
            <text:p>-2</text:p>
          </table:table-cell>
        </table:table-row>
        <table:table-row table:style-name="ro1">
          <table:table-cell table:formula="of:=[.A32]+1" office:value-type="date" office:date-value="2210-03-04">
            <text:p>04/03/10</text:p>
          </table:table-cell>
          <table:table-cell table:formula="of:=DAY([.A33])" office:value-type="float" office:value="4">
            <text:p>4</text:p>
          </table:table-cell>
          <table:table-cell table:formula="of:=MONTH([.A33])" office:value-type="float" office:value="3">
            <text:p>3</text:p>
          </table:table-cell>
          <table:table-cell table:formula="of:=YEAR([.A33])" office:value-type="float" office:value="2210">
            <text:p>2210</text:p>
          </table:table-cell>
          <table:table-cell table:formula="of:=IF([.C33]&lt;=2;[.C33]+12;[.C33])" office:value-type="float" office:value="3">
            <text:p>3</text:p>
          </table:table-cell>
          <table:table-cell table:formula="of:=IF([.C33]&lt;=2;[.D33]-1;[.D33])" office:value-type="float" office:value="2210">
            <text:p>2210</text:p>
          </table:table-cell>
          <table:table-cell table:formula="of:=TRUNC(365.25*([.F33]-2000))+TRUNC(30.6001*([.E33]+1))+[.B33]" office:value-type="float" office:value="76828">
            <text:p>76828</text:p>
          </table:table-cell>
          <table:table-cell table:formula="of:=INT([.A33])" office:value-type="float" office:value="113289">
            <text:p>113289</text:p>
          </table:table-cell>
          <table:table-cell table:formula="of:=[.H33]-[.G33]-36463" office:value-type="float" office:value="-2">
            <text:p>-2</text:p>
          </table:table-cell>
        </table:table-row>
        <table:table-row table:style-name="ro1">
          <table:table-cell table:formula="of:=[.A33]+1" office:value-type="date" office:date-value="2210-03-05">
            <text:p>05/03/10</text:p>
          </table:table-cell>
          <table:table-cell table:formula="of:=DAY([.A34])" office:value-type="float" office:value="5">
            <text:p>5</text:p>
          </table:table-cell>
          <table:table-cell table:formula="of:=MONTH([.A34])" office:value-type="float" office:value="3">
            <text:p>3</text:p>
          </table:table-cell>
          <table:table-cell table:formula="of:=YEAR([.A34])" office:value-type="float" office:value="2210">
            <text:p>2210</text:p>
          </table:table-cell>
          <table:table-cell table:formula="of:=IF([.C34]&lt;=2;[.C34]+12;[.C34])" office:value-type="float" office:value="3">
            <text:p>3</text:p>
          </table:table-cell>
          <table:table-cell table:formula="of:=IF([.C34]&lt;=2;[.D34]-1;[.D34])" office:value-type="float" office:value="2210">
            <text:p>2210</text:p>
          </table:table-cell>
          <table:table-cell table:formula="of:=TRUNC(365.25*([.F34]-2000))+TRUNC(30.6001*([.E34]+1))+[.B34]" office:value-type="float" office:value="76829">
            <text:p>76829</text:p>
          </table:table-cell>
          <table:table-cell table:formula="of:=INT([.A34])" office:value-type="float" office:value="113290">
            <text:p>113290</text:p>
          </table:table-cell>
          <table:table-cell table:formula="of:=[.H34]-[.G34]-36463" office:value-type="float" office:value="-2">
            <text:p>-2</text:p>
          </table:table-cell>
        </table:table-row>
        <table:table-row table:style-name="ro1">
          <table:table-cell table:formula="of:=[.A34]+1" office:value-type="date" office:date-value="2210-03-06">
            <text:p>06/03/10</text:p>
          </table:table-cell>
          <table:table-cell table:formula="of:=DAY([.A35])" office:value-type="float" office:value="6">
            <text:p>6</text:p>
          </table:table-cell>
          <table:table-cell table:formula="of:=MONTH([.A35])" office:value-type="float" office:value="3">
            <text:p>3</text:p>
          </table:table-cell>
          <table:table-cell table:formula="of:=YEAR([.A35])" office:value-type="float" office:value="2210">
            <text:p>2210</text:p>
          </table:table-cell>
          <table:table-cell table:formula="of:=IF([.C35]&lt;=2;[.C35]+12;[.C35])" office:value-type="float" office:value="3">
            <text:p>3</text:p>
          </table:table-cell>
          <table:table-cell table:formula="of:=IF([.C35]&lt;=2;[.D35]-1;[.D35])" office:value-type="float" office:value="2210">
            <text:p>2210</text:p>
          </table:table-cell>
          <table:table-cell table:formula="of:=TRUNC(365.25*([.F35]-2000))+TRUNC(30.6001*([.E35]+1))+[.B35]" office:value-type="float" office:value="76830">
            <text:p>76830</text:p>
          </table:table-cell>
          <table:table-cell table:formula="of:=INT([.A35])" office:value-type="float" office:value="113291">
            <text:p>113291</text:p>
          </table:table-cell>
          <table:table-cell table:formula="of:=[.H35]-[.G35]-36463" office:value-type="float" office:value="-2">
            <text:p>-2</text:p>
          </table:table-cell>
        </table:table-row>
        <table:table-row table:style-name="ro1">
          <table:table-cell table:formula="of:=[.A35]+1" office:value-type="date" office:date-value="2210-03-07">
            <text:p>07/03/10</text:p>
          </table:table-cell>
          <table:table-cell table:formula="of:=DAY([.A36])" office:value-type="float" office:value="7">
            <text:p>7</text:p>
          </table:table-cell>
          <table:table-cell table:formula="of:=MONTH([.A36])" office:value-type="float" office:value="3">
            <text:p>3</text:p>
          </table:table-cell>
          <table:table-cell table:formula="of:=YEAR([.A36])" office:value-type="float" office:value="2210">
            <text:p>2210</text:p>
          </table:table-cell>
          <table:table-cell table:formula="of:=IF([.C36]&lt;=2;[.C36]+12;[.C36])" office:value-type="float" office:value="3">
            <text:p>3</text:p>
          </table:table-cell>
          <table:table-cell table:formula="of:=IF([.C36]&lt;=2;[.D36]-1;[.D36])" office:value-type="float" office:value="2210">
            <text:p>2210</text:p>
          </table:table-cell>
          <table:table-cell table:formula="of:=TRUNC(365.25*([.F36]-2000))+TRUNC(30.6001*([.E36]+1))+[.B36]" office:value-type="float" office:value="76831">
            <text:p>76831</text:p>
          </table:table-cell>
          <table:table-cell table:formula="of:=INT([.A36])" office:value-type="float" office:value="113292">
            <text:p>113292</text:p>
          </table:table-cell>
          <table:table-cell table:formula="of:=[.H36]-[.G36]-36463" office:value-type="float" office:value="-2">
            <text:p>-2</text:p>
          </table:table-cell>
        </table:table-row>
        <table:table-row table:style-name="ro1">
          <table:table-cell table:formula="of:=[.A36]+1" office:value-type="date" office:date-value="2210-03-08">
            <text:p>08/03/10</text:p>
          </table:table-cell>
          <table:table-cell table:formula="of:=DAY([.A37])" office:value-type="float" office:value="8">
            <text:p>8</text:p>
          </table:table-cell>
          <table:table-cell table:formula="of:=MONTH([.A37])" office:value-type="float" office:value="3">
            <text:p>3</text:p>
          </table:table-cell>
          <table:table-cell table:formula="of:=YEAR([.A37])" office:value-type="float" office:value="2210">
            <text:p>2210</text:p>
          </table:table-cell>
          <table:table-cell table:formula="of:=IF([.C37]&lt;=2;[.C37]+12;[.C37])" office:value-type="float" office:value="3">
            <text:p>3</text:p>
          </table:table-cell>
          <table:table-cell table:formula="of:=IF([.C37]&lt;=2;[.D37]-1;[.D37])" office:value-type="float" office:value="2210">
            <text:p>2210</text:p>
          </table:table-cell>
          <table:table-cell table:formula="of:=TRUNC(365.25*([.F37]-2000))+TRUNC(30.6001*([.E37]+1))+[.B37]" office:value-type="float" office:value="76832">
            <text:p>76832</text:p>
          </table:table-cell>
          <table:table-cell table:formula="of:=INT([.A37])" office:value-type="float" office:value="113293">
            <text:p>113293</text:p>
          </table:table-cell>
          <table:table-cell table:formula="of:=[.H37]-[.G37]-36463" office:value-type="float" office:value="-2">
            <text:p>-2</text:p>
          </table:table-cell>
        </table:table-row>
        <table:table-row table:style-name="ro1">
          <table:table-cell table:formula="of:=[.A37]+1" office:value-type="date" office:date-value="2210-03-09">
            <text:p>09/03/10</text:p>
          </table:table-cell>
          <table:table-cell table:formula="of:=DAY([.A38])" office:value-type="float" office:value="9">
            <text:p>9</text:p>
          </table:table-cell>
          <table:table-cell table:formula="of:=MONTH([.A38])" office:value-type="float" office:value="3">
            <text:p>3</text:p>
          </table:table-cell>
          <table:table-cell table:formula="of:=YEAR([.A38])" office:value-type="float" office:value="2210">
            <text:p>2210</text:p>
          </table:table-cell>
          <table:table-cell table:formula="of:=IF([.C38]&lt;=2;[.C38]+12;[.C38])" office:value-type="float" office:value="3">
            <text:p>3</text:p>
          </table:table-cell>
          <table:table-cell table:formula="of:=IF([.C38]&lt;=2;[.D38]-1;[.D38])" office:value-type="float" office:value="2210">
            <text:p>2210</text:p>
          </table:table-cell>
          <table:table-cell table:formula="of:=TRUNC(365.25*([.F38]-2000))+TRUNC(30.6001*([.E38]+1))+[.B38]" office:value-type="float" office:value="76833">
            <text:p>76833</text:p>
          </table:table-cell>
          <table:table-cell table:formula="of:=INT([.A38])" office:value-type="float" office:value="113294">
            <text:p>113294</text:p>
          </table:table-cell>
          <table:table-cell table:formula="of:=[.H38]-[.G38]-36463" office:value-type="float" office:value="-2">
            <text:p>-2</text:p>
          </table:table-cell>
        </table:table-row>
        <table:table-row table:style-name="ro1">
          <table:table-cell table:formula="of:=[.A38]+1" office:value-type="date" office:date-value="2210-03-10">
            <text:p>10/03/10</text:p>
          </table:table-cell>
          <table:table-cell table:formula="of:=DAY([.A39])" office:value-type="float" office:value="10">
            <text:p>10</text:p>
          </table:table-cell>
          <table:table-cell table:formula="of:=MONTH([.A39])" office:value-type="float" office:value="3">
            <text:p>3</text:p>
          </table:table-cell>
          <table:table-cell table:formula="of:=YEAR([.A39])" office:value-type="float" office:value="2210">
            <text:p>2210</text:p>
          </table:table-cell>
          <table:table-cell table:formula="of:=IF([.C39]&lt;=2;[.C39]+12;[.C39])" office:value-type="float" office:value="3">
            <text:p>3</text:p>
          </table:table-cell>
          <table:table-cell table:formula="of:=IF([.C39]&lt;=2;[.D39]-1;[.D39])" office:value-type="float" office:value="2210">
            <text:p>2210</text:p>
          </table:table-cell>
          <table:table-cell table:formula="of:=TRUNC(365.25*([.F39]-2000))+TRUNC(30.6001*([.E39]+1))+[.B39]" office:value-type="float" office:value="76834">
            <text:p>76834</text:p>
          </table:table-cell>
          <table:table-cell table:formula="of:=INT([.A39])" office:value-type="float" office:value="113295">
            <text:p>113295</text:p>
          </table:table-cell>
          <table:table-cell table:formula="of:=[.H39]-[.G39]-36463" office:value-type="float" office:value="-2">
            <text:p>-2</text:p>
          </table:table-cell>
        </table:table-row>
        <table:table-row table:style-name="ro1">
          <table:table-cell table:formula="of:=[.A39]+1" office:value-type="date" office:date-value="2210-03-11">
            <text:p>11/03/10</text:p>
          </table:table-cell>
          <table:table-cell table:formula="of:=DAY([.A40])" office:value-type="float" office:value="11">
            <text:p>11</text:p>
          </table:table-cell>
          <table:table-cell table:formula="of:=MONTH([.A40])" office:value-type="float" office:value="3">
            <text:p>3</text:p>
          </table:table-cell>
          <table:table-cell table:formula="of:=YEAR([.A40])" office:value-type="float" office:value="2210">
            <text:p>2210</text:p>
          </table:table-cell>
          <table:table-cell table:formula="of:=IF([.C40]&lt;=2;[.C40]+12;[.C40])" office:value-type="float" office:value="3">
            <text:p>3</text:p>
          </table:table-cell>
          <table:table-cell table:formula="of:=IF([.C40]&lt;=2;[.D40]-1;[.D40])" office:value-type="float" office:value="2210">
            <text:p>2210</text:p>
          </table:table-cell>
          <table:table-cell table:formula="of:=TRUNC(365.25*([.F40]-2000))+TRUNC(30.6001*([.E40]+1))+[.B40]" office:value-type="float" office:value="76835">
            <text:p>76835</text:p>
          </table:table-cell>
          <table:table-cell table:formula="of:=INT([.A40])" office:value-type="float" office:value="113296">
            <text:p>113296</text:p>
          </table:table-cell>
          <table:table-cell table:formula="of:=[.H40]-[.G40]-36463" office:value-type="float" office:value="-2">
            <text:p>-2</text:p>
          </table:table-cell>
        </table:table-row>
        <table:table-row table:style-name="ro1">
          <table:table-cell table:formula="of:=[.A40]+1" office:value-type="date" office:date-value="2210-03-12">
            <text:p>12/03/10</text:p>
          </table:table-cell>
          <table:table-cell table:formula="of:=DAY([.A41])" office:value-type="float" office:value="12">
            <text:p>12</text:p>
          </table:table-cell>
          <table:table-cell table:formula="of:=MONTH([.A41])" office:value-type="float" office:value="3">
            <text:p>3</text:p>
          </table:table-cell>
          <table:table-cell table:formula="of:=YEAR([.A41])" office:value-type="float" office:value="2210">
            <text:p>2210</text:p>
          </table:table-cell>
          <table:table-cell table:formula="of:=IF([.C41]&lt;=2;[.C41]+12;[.C41])" office:value-type="float" office:value="3">
            <text:p>3</text:p>
          </table:table-cell>
          <table:table-cell table:formula="of:=IF([.C41]&lt;=2;[.D41]-1;[.D41])" office:value-type="float" office:value="2210">
            <text:p>2210</text:p>
          </table:table-cell>
          <table:table-cell table:formula="of:=TRUNC(365.25*([.F41]-2000))+TRUNC(30.6001*([.E41]+1))+[.B41]" office:value-type="float" office:value="76836">
            <text:p>76836</text:p>
          </table:table-cell>
          <table:table-cell table:formula="of:=INT([.A41])" office:value-type="float" office:value="113297">
            <text:p>113297</text:p>
          </table:table-cell>
          <table:table-cell table:formula="of:=[.H41]-[.G41]-36463" office:value-type="float" office:value="-2">
            <text:p>-2</text:p>
          </table:table-cell>
        </table:table-row>
        <table:table-row table:style-name="ro1">
          <table:table-cell table:formula="of:=[.A41]+1" office:value-type="date" office:date-value="2210-03-13">
            <text:p>13/03/10</text:p>
          </table:table-cell>
          <table:table-cell table:formula="of:=DAY([.A42])" office:value-type="float" office:value="13">
            <text:p>13</text:p>
          </table:table-cell>
          <table:table-cell table:formula="of:=MONTH([.A42])" office:value-type="float" office:value="3">
            <text:p>3</text:p>
          </table:table-cell>
          <table:table-cell table:formula="of:=YEAR([.A42])" office:value-type="float" office:value="2210">
            <text:p>2210</text:p>
          </table:table-cell>
          <table:table-cell table:formula="of:=IF([.C42]&lt;=2;[.C42]+12;[.C42])" office:value-type="float" office:value="3">
            <text:p>3</text:p>
          </table:table-cell>
          <table:table-cell table:formula="of:=IF([.C42]&lt;=2;[.D42]-1;[.D42])" office:value-type="float" office:value="2210">
            <text:p>2210</text:p>
          </table:table-cell>
          <table:table-cell table:formula="of:=TRUNC(365.25*([.F42]-2000))+TRUNC(30.6001*([.E42]+1))+[.B42]" office:value-type="float" office:value="76837">
            <text:p>76837</text:p>
          </table:table-cell>
          <table:table-cell table:formula="of:=INT([.A42])" office:value-type="float" office:value="113298">
            <text:p>113298</text:p>
          </table:table-cell>
          <table:table-cell table:formula="of:=[.H42]-[.G42]-36463" office:value-type="float" office:value="-2">
            <text:p>-2</text:p>
          </table:table-cell>
        </table:table-row>
        <table:table-row table:style-name="ro1">
          <table:table-cell table:formula="of:=[.A42]+1" office:value-type="date" office:date-value="2210-03-14">
            <text:p>14/03/10</text:p>
          </table:table-cell>
          <table:table-cell table:formula="of:=DAY([.A43])" office:value-type="float" office:value="14">
            <text:p>14</text:p>
          </table:table-cell>
          <table:table-cell table:formula="of:=MONTH([.A43])" office:value-type="float" office:value="3">
            <text:p>3</text:p>
          </table:table-cell>
          <table:table-cell table:formula="of:=YEAR([.A43])" office:value-type="float" office:value="2210">
            <text:p>2210</text:p>
          </table:table-cell>
          <table:table-cell table:formula="of:=IF([.C43]&lt;=2;[.C43]+12;[.C43])" office:value-type="float" office:value="3">
            <text:p>3</text:p>
          </table:table-cell>
          <table:table-cell table:formula="of:=IF([.C43]&lt;=2;[.D43]-1;[.D43])" office:value-type="float" office:value="2210">
            <text:p>2210</text:p>
          </table:table-cell>
          <table:table-cell table:formula="of:=TRUNC(365.25*([.F43]-2000))+TRUNC(30.6001*([.E43]+1))+[.B43]" office:value-type="float" office:value="76838">
            <text:p>76838</text:p>
          </table:table-cell>
          <table:table-cell table:formula="of:=INT([.A43])" office:value-type="float" office:value="113299">
            <text:p>113299</text:p>
          </table:table-cell>
          <table:table-cell table:formula="of:=[.H43]-[.G43]-36463" office:value-type="float" office:value="-2">
            <text:p>-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31/05/2011</text:date>, <text:time>17:0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31T17:03:33</meta:creation-date>
    <meta:editing-duration>PT00H00M21S</meta:editing-duration>
    <meta:editing-cycles>2</meta:editing-cycles>
    <meta:generator>OpenOffice.org/3.2$Linux OpenOffice.org_project/320m12$Build-9483</meta:generator>
    <meta:initial-creator>John Pye</meta:initial-creator>
    <dc:date>2011-05-31T17:03:51</dc:date>
    <dc:creator>John Pye</dc:creator>
    <meta:document-statistic meta:table-count="3" meta:cell-count="384" meta:object-count="0"/>
  </office:meta>
</office:document-meta>
</file>